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ed7" officeooo:paragraph-rsid="0006aed7"/>
    </style:style>
    <style:style style:name="T1" style:family="text">
      <style:text-properties officeooo:rsid="0006f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for next iteration:</text:p>
      <text:p text:style-name="P1">- Change RGB LED to make the colours work as intended</text:p>
      <text:p text:style-name="P1">- Use a processor with more Flash Memory (STM32F07x or STM32G0xx)</text:p>
      <text:p text:style-name="P1">- <text:span text:style-name="T1">Check for open connections (Current measurement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44:41.137582279</meta:creation-date>
    <dc:date>2019-09-12T14:45:58.513026132</dc:date>
    <meta:editing-duration>PT1H1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3" meta:character-count="196" meta:non-whitespace-character-count="167"/>
  </office:meta>
</office:document-meta>
</file>